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/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/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/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/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/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/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/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/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/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/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/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/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/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/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/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/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/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/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/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/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/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/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/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/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/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/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/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/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/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/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/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/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/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/>
          <table:table-cell table:style-name="ce0" office:value-type="string">
            <text:p>Elderly Man
“Wait, wait, ya can't just go through that there
forest 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/>
          <table:table-cell table:style-name="ce0" office:value-type="string">
            <text:p>Elderly Man
“As ya well know, that there forest is full'a
demons on the 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/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/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/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/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/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/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/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/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